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8492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>
            <text:p>Observed and Forecast Stages for (IRVA2)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There Is No Displayable Forecast Data In The Given Time Frame</text:p>
          </table:table-cell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Observed Data:</text:p>
          </table:table-cell>
          <table:covered-table-cell table:number-columns-repeated="2" table:style-name="Default"/>
        </table:table-row>
        <table:table-row table:style-name="ro3">
          <table:table-cell table:style-name="ce2" office:value-type="string">
            <text:p>|Date(AKDT)|</text:p>
          </table:table-cell>
          <table:table-cell office:value-type="string">
            <text:p>|Stage|</text:p>
          </table:table-cell>
          <table:table-cell office:value-type="string">
            <text:p>|--Flow-|</text:p>
          </table:table-cell>
        </table:table-row>
        <table:table-row table:style-name="ro3">
          <table:table-cell office:value-type="string">
            <text:p>08/21 06:00</text:p>
          </table:table-cell>
          <table:table-cell office:value-type="string">
            <text:p>21.72ft</text:p>
          </table:table-cell>
          <table:table-cell office:value-type="string">
            <text:p>147.00cfs</text:p>
          </table:table-cell>
        </table:table-row>
        <table:table-row table:style-name="ro3">
          <table:table-cell office:value-type="string">
            <text:p>08/21 05:00</text:p>
          </table:table-cell>
          <table:table-cell office:value-type="string">
            <text:p>21.72ft</text:p>
          </table:table-cell>
          <table:table-cell office:value-type="string">
            <text:p>147.00cfs</text:p>
          </table:table-cell>
        </table:table-row>
        <table:table-row table:style-name="ro3">
          <table:table-cell office:value-type="string">
            <text:p>08/21 04:00</text:p>
          </table:table-cell>
          <table:table-cell office:value-type="string">
            <text:p>21.76ft</text:p>
          </table:table-cell>
          <table:table-cell office:value-type="string">
            <text:p>154.00cfs</text:p>
          </table:table-cell>
        </table:table-row>
        <table:table-row table:style-name="ro3">
          <table:table-cell office:value-type="string">
            <text:p>08/21 03:00</text:p>
          </table:table-cell>
          <table:table-cell office:value-type="string">
            <text:p>21.76ft</text:p>
          </table:table-cell>
          <table:table-cell office:value-type="string">
            <text:p>154.00cfs</text:p>
          </table:table-cell>
        </table:table-row>
        <table:table-row table:style-name="ro3">
          <table:table-cell office:value-type="string">
            <text:p>08/21 02:00</text:p>
          </table:table-cell>
          <table:table-cell office:value-type="string">
            <text:p>21.77ft</text:p>
          </table:table-cell>
          <table:table-cell office:value-type="string">
            <text:p>156.00cfs</text:p>
          </table:table-cell>
        </table:table-row>
        <table:table-row table:style-name="ro3">
          <table:table-cell office:value-type="string">
            <text:p>08/21 01:00</text:p>
          </table:table-cell>
          <table:table-cell office:value-type="string">
            <text:p>21.77ft</text:p>
          </table:table-cell>
          <table:table-cell office:value-type="string">
            <text:p>156.00cfs</text:p>
          </table:table-cell>
        </table:table-row>
        <table:table-row table:style-name="ro3">
          <table:table-cell office:value-type="string">
            <text:p>08/21 00:00</text:p>
          </table:table-cell>
          <table:table-cell office:value-type="string">
            <text:p>21.82ft</text:p>
          </table:table-cell>
          <table:table-cell office:value-type="string">
            <text:p>167.00cfs</text:p>
          </table:table-cell>
        </table:table-row>
        <table:table-row table:style-name="ro3">
          <table:table-cell office:value-type="string">
            <text:p>08/20 23:00</text:p>
          </table:table-cell>
          <table:table-cell office:value-type="string">
            <text:p>21.84ft</text:p>
          </table:table-cell>
          <table:table-cell office:value-type="string">
            <text:p>171.00cfs</text:p>
          </table:table-cell>
        </table:table-row>
        <table:table-row table:style-name="ro3">
          <table:table-cell office:value-type="string">
            <text:p>08/20 22:00</text:p>
          </table:table-cell>
          <table:table-cell office:value-type="string">
            <text:p>21.84ft</text:p>
          </table:table-cell>
          <table:table-cell office:value-type="string">
            <text:p>171.00cfs</text:p>
          </table:table-cell>
        </table:table-row>
        <table:table-row table:style-name="ro3">
          <table:table-cell office:value-type="string">
            <text:p>08/20 21:00</text:p>
          </table:table-cell>
          <table:table-cell office:value-type="string">
            <text:p>21.85ft</text:p>
          </table:table-cell>
          <table:table-cell office:value-type="string">
            <text:p>173.00cfs</text:p>
          </table:table-cell>
        </table:table-row>
        <table:table-row table:style-name="ro3">
          <table:table-cell office:value-type="string">
            <text:p>08/20 20:00</text:p>
          </table:table-cell>
          <table:table-cell office:value-type="string">
            <text:p>21.88ft</text:p>
          </table:table-cell>
          <table:table-cell office:value-type="string">
            <text:p>179.00cfs</text:p>
          </table:table-cell>
        </table:table-row>
        <table:table-row table:style-name="ro3">
          <table:table-cell office:value-type="string">
            <text:p>08/20 19:00</text:p>
          </table:table-cell>
          <table:table-cell office:value-type="string">
            <text:p>21.90ft</text:p>
          </table:table-cell>
          <table:table-cell office:value-type="string">
            <text:p>183.00cfs</text:p>
          </table:table-cell>
        </table:table-row>
        <table:table-row table:style-name="ro3">
          <table:table-cell office:value-type="string">
            <text:p>08/20 18:00</text:p>
          </table:table-cell>
          <table:table-cell office:value-type="string">
            <text:p>21.93ft</text:p>
          </table:table-cell>
          <table:table-cell office:value-type="string">
            <text:p>190.00cfs</text:p>
          </table:table-cell>
        </table:table-row>
        <table:table-row table:style-name="ro3">
          <table:table-cell office:value-type="string">
            <text:p>08/20 17:00</text:p>
          </table:table-cell>
          <table:table-cell office:value-type="string">
            <text:p>21.96ft</text:p>
          </table:table-cell>
          <table:table-cell office:value-type="string">
            <text:p>196.00cfs</text:p>
          </table:table-cell>
        </table:table-row>
        <table:table-row table:style-name="ro3">
          <table:table-cell office:value-type="string">
            <text:p>08/20 16:00</text:p>
          </table:table-cell>
          <table:table-cell office:value-type="string">
            <text:p>21.99ft</text:p>
          </table:table-cell>
          <table:table-cell office:value-type="string">
            <text:p>203.00cfs</text:p>
          </table:table-cell>
        </table:table-row>
        <table:table-row table:style-name="ro3">
          <table:table-cell office:value-type="string">
            <text:p>08/20 15:00</text:p>
          </table:table-cell>
          <table:table-cell office:value-type="string">
            <text:p>22.00ft</text:p>
          </table:table-cell>
          <table:table-cell office:value-type="string">
            <text:p>205.00cfs</text:p>
          </table:table-cell>
        </table:table-row>
        <table:table-row table:style-name="ro3">
          <table:table-cell office:value-type="string">
            <text:p>08/20 14:00</text:p>
          </table:table-cell>
          <table:table-cell office:value-type="string">
            <text:p>22.04ft</text:p>
          </table:table-cell>
          <table:table-cell office:value-type="string">
            <text:p>215.00cfs</text:p>
          </table:table-cell>
        </table:table-row>
        <table:table-row table:style-name="ro3">
          <table:table-cell office:value-type="string">
            <text:p>08/20 13:00</text:p>
          </table:table-cell>
          <table:table-cell office:value-type="string">
            <text:p>22.09ft</text:p>
          </table:table-cell>
          <table:table-cell office:value-type="string">
            <text:p>226.00cfs</text:p>
          </table:table-cell>
        </table:table-row>
        <table:table-row table:style-name="ro3">
          <table:table-cell office:value-type="string">
            <text:p>08/20 12:00</text:p>
          </table:table-cell>
          <table:table-cell office:value-type="string">
            <text:p>22.10ft</text:p>
          </table:table-cell>
          <table:table-cell office:value-type="string">
            <text:p>229.00cfs</text:p>
          </table:table-cell>
        </table:table-row>
        <table:table-row table:style-name="ro3">
          <table:table-cell office:value-type="string">
            <text:p>08/20 11:00</text:p>
          </table:table-cell>
          <table:table-cell office:value-type="string">
            <text:p>22.17ft</text:p>
          </table:table-cell>
          <table:table-cell office:value-type="string">
            <text:p>246.00cfs</text:p>
          </table:table-cell>
        </table:table-row>
        <table:table-row table:style-name="ro3">
          <table:table-cell office:value-type="string">
            <text:p>08/20 10:00</text:p>
          </table:table-cell>
          <table:table-cell office:value-type="string">
            <text:p>22.18ft</text:p>
          </table:table-cell>
          <table:table-cell office:value-type="string">
            <text:p>248.00cfs</text:p>
          </table:table-cell>
        </table:table-row>
        <table:table-row table:style-name="ro3">
          <table:table-cell office:value-type="string">
            <text:p>08/20 09:00</text:p>
          </table:table-cell>
          <table:table-cell office:value-type="string">
            <text:p>22.19ft</text:p>
          </table:table-cell>
          <table:table-cell office:value-type="string">
            <text:p>251.00cfs</text:p>
          </table:table-cell>
        </table:table-row>
        <table:table-row table:style-name="ro3">
          <table:table-cell office:value-type="string">
            <text:p>08/20 08:00</text:p>
          </table:table-cell>
          <table:table-cell office:value-type="string">
            <text:p>22.16ft</text:p>
          </table:table-cell>
          <table:table-cell office:value-type="string">
            <text:p>243.00cfs</text:p>
          </table:table-cell>
        </table:table-row>
        <table:table-row table:style-name="ro3">
          <table:table-cell office:value-type="string">
            <text:p>08/20 07:00</text:p>
          </table:table-cell>
          <table:table-cell office:value-type="string">
            <text:p>22.07ft</text:p>
          </table:table-cell>
          <table:table-cell office:value-type="string">
            <text:p>222.00cfs</text:p>
          </table:table-cell>
        </table:table-row>
        <table:table-row table:style-name="ro3">
          <table:table-cell office:value-type="string">
            <text:p>08/20 06:00</text:p>
          </table:table-cell>
          <table:table-cell office:value-type="string">
            <text:p>21.99ft</text:p>
          </table:table-cell>
          <table:table-cell office:value-type="string">
            <text:p>203.00cfs</text:p>
          </table:table-cell>
        </table:table-row>
        <table:table-row table:style-name="ro3">
          <table:table-cell office:value-type="string">
            <text:p>08/20 05:00</text:p>
          </table:table-cell>
          <table:table-cell office:value-type="string">
            <text:p>21.92ft</text:p>
          </table:table-cell>
          <table:table-cell office:value-type="string">
            <text:p>188.00cfs</text:p>
          </table:table-cell>
        </table:table-row>
        <table:table-row table:style-name="ro3">
          <table:table-cell office:value-type="string">
            <text:p>08/20 04:00</text:p>
          </table:table-cell>
          <table:table-cell office:value-type="string">
            <text:p>21.93ft</text:p>
          </table:table-cell>
          <table:table-cell office:value-type="string">
            <text:p>190.00cfs</text:p>
          </table:table-cell>
        </table:table-row>
        <table:table-row table:style-name="ro3">
          <table:table-cell office:value-type="string">
            <text:p>08/20 03:00</text:p>
          </table:table-cell>
          <table:table-cell office:value-type="string">
            <text:p>21.92ft</text:p>
          </table:table-cell>
          <table:table-cell office:value-type="string">
            <text:p>188.00cfs</text:p>
          </table:table-cell>
        </table:table-row>
        <table:table-row table:style-name="ro3">
          <table:table-cell office:value-type="string">
            <text:p>08/20 02:00</text:p>
          </table:table-cell>
          <table:table-cell office:value-type="string">
            <text:p>21.92ft</text:p>
          </table:table-cell>
          <table:table-cell office:value-type="string">
            <text:p>188.00cfs</text:p>
          </table:table-cell>
        </table:table-row>
        <table:table-row table:style-name="ro3">
          <table:table-cell office:value-type="string">
            <text:p>08/20 01:00</text:p>
          </table:table-cell>
          <table:table-cell office:value-type="string">
            <text:p>21.93ft</text:p>
          </table:table-cell>
          <table:table-cell office:value-type="string">
            <text:p>190.00cfs</text:p>
          </table:table-cell>
        </table:table-row>
        <table:table-row table:style-name="ro3">
          <table:table-cell office:value-type="string">
            <text:p>08/20 00:00</text:p>
          </table:table-cell>
          <table:table-cell office:value-type="string">
            <text:p>21.95ft</text:p>
          </table:table-cell>
          <table:table-cell office:value-type="string">
            <text:p>194.00cfs</text:p>
          </table:table-cell>
        </table:table-row>
        <table:table-row table:style-name="ro3">
          <table:table-cell office:value-type="string">
            <text:p>08/19 23:00</text:p>
          </table:table-cell>
          <table:table-cell office:value-type="string">
            <text:p>21.93ft</text:p>
          </table:table-cell>
          <table:table-cell office:value-type="string">
            <text:p>190.00cfs</text:p>
          </table:table-cell>
        </table:table-row>
        <table:table-row table:style-name="ro3">
          <table:table-cell office:value-type="string">
            <text:p>08/19 22:00</text:p>
          </table:table-cell>
          <table:table-cell office:value-type="string">
            <text:p>21.94ft</text:p>
          </table:table-cell>
          <table:table-cell office:value-type="string">
            <text:p>192.00cfs</text:p>
          </table:table-cell>
        </table:table-row>
        <table:table-row table:style-name="ro3">
          <table:table-cell office:value-type="string">
            <text:p>08/19 21:00</text:p>
          </table:table-cell>
          <table:table-cell office:value-type="string">
            <text:p>22.02ft</text:p>
          </table:table-cell>
          <table:table-cell office:value-type="string">
            <text:p>210.00cfs</text:p>
          </table:table-cell>
        </table:table-row>
        <table:table-row table:style-name="ro3">
          <table:table-cell office:value-type="string">
            <text:p>08/19 20:00</text:p>
          </table:table-cell>
          <table:table-cell office:value-type="string">
            <text:p>22.00ft</text:p>
          </table:table-cell>
          <table:table-cell office:value-type="string">
            <text:p>205.00cfs</text:p>
          </table:table-cell>
        </table:table-row>
        <table:table-row table:style-name="ro3">
          <table:table-cell office:value-type="string">
            <text:p>08/19 19:00</text:p>
          </table:table-cell>
          <table:table-cell office:value-type="string">
            <text:p>22.03ft</text:p>
          </table:table-cell>
          <table:table-cell office:value-type="string">
            <text:p>212.00cfs</text:p>
          </table:table-cell>
        </table:table-row>
        <table:table-row table:style-name="ro3">
          <table:table-cell office:value-type="string">
            <text:p>08/19 18:00</text:p>
          </table:table-cell>
          <table:table-cell office:value-type="string">
            <text:p>22.08ft</text:p>
          </table:table-cell>
          <table:table-cell office:value-type="string">
            <text:p>224.00cfs</text:p>
          </table:table-cell>
        </table:table-row>
        <table:table-row table:style-name="ro3">
          <table:table-cell office:value-type="string">
            <text:p>08/19 17:00</text:p>
          </table:table-cell>
          <table:table-cell office:value-type="string">
            <text:p>22.13ft</text:p>
          </table:table-cell>
          <table:table-cell office:value-type="string">
            <text:p>236.00cfs</text:p>
          </table:table-cell>
        </table:table-row>
        <table:table-row table:style-name="ro3">
          <table:table-cell office:value-type="string">
            <text:p>08/19 16:00</text:p>
          </table:table-cell>
          <table:table-cell office:value-type="string">
            <text:p>22.15ft</text:p>
          </table:table-cell>
          <table:table-cell office:value-type="string">
            <text:p>241.00cfs</text:p>
          </table:table-cell>
        </table:table-row>
        <table:table-row table:style-name="ro3">
          <table:table-cell office:value-type="string">
            <text:p>08/19 15:00</text:p>
          </table:table-cell>
          <table:table-cell office:value-type="string">
            <text:p>22.17ft</text:p>
          </table:table-cell>
          <table:table-cell office:value-type="string">
            <text:p>246.00cfs</text:p>
          </table:table-cell>
        </table:table-row>
        <table:table-row table:style-name="ro3">
          <table:table-cell office:value-type="string">
            <text:p>08/19 14:00</text:p>
          </table:table-cell>
          <table:table-cell office:value-type="string">
            <text:p>22.23ft</text:p>
          </table:table-cell>
          <table:table-cell office:value-type="string">
            <text:p>261.00cfs</text:p>
          </table:table-cell>
        </table:table-row>
        <table:table-row table:style-name="ro3">
          <table:table-cell office:value-type="string">
            <text:p>08/19 13:00</text:p>
          </table:table-cell>
          <table:table-cell office:value-type="string">
            <text:p>22.23ft</text:p>
          </table:table-cell>
          <table:table-cell office:value-type="string">
            <text:p>261.00cfs</text:p>
          </table:table-cell>
        </table:table-row>
        <table:table-row table:style-name="ro3">
          <table:table-cell office:value-type="string">
            <text:p>08/19 12:00</text:p>
          </table:table-cell>
          <table:table-cell office:value-type="string">
            <text:p>22.31ft</text:p>
          </table:table-cell>
          <table:table-cell office:value-type="string">
            <text:p>282.00cfs</text:p>
          </table:table-cell>
        </table:table-row>
        <table:table-row table:style-name="ro3">
          <table:table-cell office:value-type="string">
            <text:p>08/19 11:00</text:p>
          </table:table-cell>
          <table:table-cell office:value-type="string">
            <text:p>22.32ft</text:p>
          </table:table-cell>
          <table:table-cell office:value-type="string">
            <text:p>285.00cfs</text:p>
          </table:table-cell>
        </table:table-row>
        <table:table-row table:style-name="ro3">
          <table:table-cell office:value-type="string">
            <text:p>08/19 10:00</text:p>
          </table:table-cell>
          <table:table-cell office:value-type="string">
            <text:p>22.34ft</text:p>
          </table:table-cell>
          <table:table-cell office:value-type="string">
            <text:p>290.00cfs</text:p>
          </table:table-cell>
        </table:table-row>
        <table:table-row table:style-name="ro3">
          <table:table-cell office:value-type="string">
            <text:p>08/19 09:00</text:p>
          </table:table-cell>
          <table:table-cell office:value-type="string">
            <text:p>22.25ft</text:p>
          </table:table-cell>
          <table:table-cell office:value-type="string">
            <text:p>266.00cfs</text:p>
          </table:table-cell>
        </table:table-row>
        <table:table-row table:style-name="ro3">
          <table:table-cell office:value-type="string">
            <text:p>08/19 08:00</text:p>
          </table:table-cell>
          <table:table-cell office:value-type="string">
            <text:p>22.23ft</text:p>
          </table:table-cell>
          <table:table-cell office:value-type="string">
            <text:p>261.00cfs</text:p>
          </table:table-cell>
        </table:table-row>
        <table:table-row table:style-name="ro3">
          <table:table-cell office:value-type="string">
            <text:p>08/19 07:00</text:p>
          </table:table-cell>
          <table:table-cell office:value-type="string">
            <text:p>22.24ft</text:p>
          </table:table-cell>
          <table:table-cell office:value-type="string">
            <text:p>264.00cfs</text:p>
          </table:table-cell>
        </table:table-row>
        <table:table-row table:style-name="ro3">
          <table:table-cell office:value-type="string">
            <text:p>08/19 06:00</text:p>
          </table:table-cell>
          <table:table-cell office:value-type="string">
            <text:p>22.25ft</text:p>
          </table:table-cell>
          <table:table-cell office:value-type="string">
            <text:p>266.00cfs</text:p>
          </table:table-cell>
        </table:table-row>
        <table:table-row table:style-name="ro3">
          <table:table-cell office:value-type="string">
            <text:p>08/19 05:00</text:p>
          </table:table-cell>
          <table:table-cell office:value-type="string">
            <text:p>22.31ft</text:p>
          </table:table-cell>
          <table:table-cell office:value-type="string">
            <text:p>282.00cfs</text:p>
          </table:table-cell>
        </table:table-row>
        <table:table-row table:style-name="ro3">
          <table:table-cell office:value-type="string">
            <text:p>08/19 04:00</text:p>
          </table:table-cell>
          <table:table-cell office:value-type="string">
            <text:p>22.38ft</text:p>
          </table:table-cell>
          <table:table-cell office:value-type="string">
            <text:p>301.00cfs</text:p>
          </table:table-cell>
        </table:table-row>
        <table:table-row table:style-name="ro3">
          <table:table-cell office:value-type="string">
            <text:p>08/19 03:00</text:p>
          </table:table-cell>
          <table:table-cell office:value-type="string">
            <text:p>22.43ft</text:p>
          </table:table-cell>
          <table:table-cell office:value-type="string">
            <text:p>315.00cfs</text:p>
          </table:table-cell>
        </table:table-row>
        <table:table-row table:style-name="ro3">
          <table:table-cell office:value-type="string">
            <text:p>08/19 02:00</text:p>
          </table:table-cell>
          <table:table-cell office:value-type="string">
            <text:p>22.49ft</text:p>
          </table:table-cell>
          <table:table-cell office:value-type="string">
            <text:p>332.00cfs</text:p>
          </table:table-cell>
        </table:table-row>
        <table:table-row table:style-name="ro3">
          <table:table-cell office:value-type="string">
            <text:p>08/19 01:00</text:p>
          </table:table-cell>
          <table:table-cell office:value-type="string">
            <text:p>22.49ft</text:p>
          </table:table-cell>
          <table:table-cell office:value-type="string">
            <text:p>332.00cfs</text:p>
          </table:table-cell>
        </table:table-row>
        <table:table-row table:style-name="ro3">
          <table:table-cell office:value-type="string">
            <text:p>08/19 00:00</text:p>
          </table:table-cell>
          <table:table-cell office:value-type="string">
            <text:p>22.54ft</text:p>
          </table:table-cell>
          <table:table-cell office:value-type="string">
            <text:p>346.00cfs</text:p>
          </table:table-cell>
        </table:table-row>
        <table:table-row table:style-name="ro3">
          <table:table-cell office:value-type="string">
            <text:p>08/18 23:00</text:p>
          </table:table-cell>
          <table:table-cell office:value-type="string">
            <text:p>22.60ft</text:p>
          </table:table-cell>
          <table:table-cell office:value-type="string">
            <text:p>364.00cfs</text:p>
          </table:table-cell>
        </table:table-row>
        <table:table-row table:style-name="ro3">
          <table:table-cell office:value-type="string">
            <text:p>08/18 22:00</text:p>
          </table:table-cell>
          <table:table-cell office:value-type="string">
            <text:p>22.61ft</text:p>
          </table:table-cell>
          <table:table-cell office:value-type="string">
            <text:p>367.00cfs</text:p>
          </table:table-cell>
        </table:table-row>
        <table:table-row table:style-name="ro3">
          <table:table-cell office:value-type="string">
            <text:p>08/18 21:00</text:p>
          </table:table-cell>
          <table:table-cell office:value-type="string">
            <text:p>22.63ft</text:p>
          </table:table-cell>
          <table:table-cell office:value-type="string">
            <text:p>373.00cfs</text:p>
          </table:table-cell>
        </table:table-row>
        <table:table-row table:style-name="ro3">
          <table:table-cell office:value-type="string">
            <text:p>08/18 20:00</text:p>
          </table:table-cell>
          <table:table-cell office:value-type="string">
            <text:p>22.70ft</text:p>
          </table:table-cell>
          <table:table-cell office:value-type="string">
            <text:p>395.00cfs</text:p>
          </table:table-cell>
        </table:table-row>
        <table:table-row table:style-name="ro3">
          <table:table-cell office:value-type="string">
            <text:p>08/18 19:00</text:p>
          </table:table-cell>
          <table:table-cell office:value-type="string">
            <text:p>22.76ft</text:p>
          </table:table-cell>
          <table:table-cell office:value-type="string">
            <text:p>414.00cfs</text:p>
          </table:table-cell>
        </table:table-row>
        <table:table-row table:style-name="ro3">
          <table:table-cell office:value-type="string">
            <text:p>08/18 18:00</text:p>
          </table:table-cell>
          <table:table-cell office:value-type="string">
            <text:p>22.84ft</text:p>
          </table:table-cell>
          <table:table-cell office:value-type="string">
            <text:p>440.00cfs</text:p>
          </table:table-cell>
        </table:table-row>
        <table:table-row table:style-name="ro3">
          <table:table-cell office:value-type="string">
            <text:p>08/18 17:00</text:p>
          </table:table-cell>
          <table:table-cell office:value-type="string">
            <text:p>22.93ft</text:p>
          </table:table-cell>
          <table:table-cell office:value-type="string">
            <text:p>470.00cfs</text:p>
          </table:table-cell>
        </table:table-row>
        <table:table-row table:style-name="ro3">
          <table:table-cell office:value-type="string">
            <text:p>08/18 16:00</text:p>
          </table:table-cell>
          <table:table-cell office:value-type="string">
            <text:p>23.04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5:00</text:p>
          </table:table-cell>
          <table:table-cell office:value-type="string">
            <text:p>23.17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4:00</text:p>
          </table:table-cell>
          <table:table-cell office:value-type="string">
            <text:p>23.32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3:00</text:p>
          </table:table-cell>
          <table:table-cell office:value-type="string">
            <text:p>23.67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2:00</text:p>
          </table:table-cell>
          <table:table-cell office:value-type="string">
            <text:p>24.74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1:00</text:p>
          </table:table-cell>
          <table:table-cell office:value-type="string">
            <text:p>26.47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10:00</text:p>
          </table:table-cell>
          <table:table-cell office:value-type="string">
            <text:p>26.84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09:00</text:p>
          </table:table-cell>
          <table:table-cell office:value-type="string">
            <text:p>25.58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08:00</text:p>
          </table:table-cell>
          <table:table-cell office:value-type="string">
            <text:p>24.24ft</text:p>
          </table:table-cell>
          <table:table-cell office:value-type="string">
            <text:p>-999000.00cfs</text:p>
          </table:table-cell>
        </table:table-row>
        <table:table-row table:style-name="ro3">
          <table:table-cell office:value-type="string">
            <text:p>08/18 07:00</text:p>
          </table:table-cell>
          <table:table-cell office:value-type="string">
            <text:p>22.15ft</text:p>
          </table:table-cell>
          <table:table-cell office:value-type="string">
            <text:p>241.00cfs</text:p>
          </table:table-cell>
        </table:table-row>
        <table:table-row table:style-name="ro3">
          <table:table-cell office:value-type="string">
            <text:p>08/18 06:00</text:p>
          </table:table-cell>
          <table:table-cell office:value-type="string">
            <text:p>21.32ft</text:p>
          </table:table-cell>
          <table:table-cell office:value-type="string">
            <text:p>80.00cfs</text:p>
          </table:table-cell>
        </table:table-row>
        <table:table-row table:style-name="ro3">
          <table:table-cell office:value-type="string">
            <text:p>08/18 05:00</text:p>
          </table:table-cell>
          <table:table-cell office:value-type="string">
            <text:p>21.27ft</text:p>
          </table:table-cell>
          <table:table-cell office:value-type="string">
            <text:p>73.00cfs</text:p>
          </table:table-cell>
        </table:table-row>
        <table:table-row table:style-name="ro3">
          <table:table-cell office:value-type="string">
            <text:p>08/18 04:00</text:p>
          </table:table-cell>
          <table:table-cell office:value-type="string">
            <text:p>21.31ft</text:p>
          </table:table-cell>
          <table:table-cell office:value-type="string">
            <text:p>78.00cfs</text:p>
          </table:table-cell>
        </table:table-row>
        <table:table-row table:style-name="ro3">
          <table:table-cell office:value-type="string">
            <text:p>08/18 03:00</text:p>
          </table:table-cell>
          <table:table-cell office:value-type="string">
            <text:p>21.36ft</text:p>
          </table:table-cell>
          <table:table-cell office:value-type="string">
            <text:p>85.00cfs</text:p>
          </table:table-cell>
        </table:table-row>
        <table:table-row table:style-name="ro3">
          <table:table-cell office:value-type="string">
            <text:p>08/18 02:00</text:p>
          </table:table-cell>
          <table:table-cell office:value-type="string">
            <text:p>21.41ft</text:p>
          </table:table-cell>
          <table:table-cell office:value-type="string">
            <text:p>93.00cfs</text:p>
          </table:table-cell>
        </table:table-row>
        <table:table-row table:style-name="ro3">
          <table:table-cell office:value-type="string">
            <text:p>08/18 01:00</text:p>
          </table:table-cell>
          <table:table-cell office:value-type="string">
            <text:p>21.48ft</text:p>
          </table:table-cell>
          <table:table-cell office:value-type="string">
            <text:p>104.00cfs</text:p>
          </table:table-cell>
        </table:table-row>
        <table:table-row table:style-name="ro3">
          <table:table-cell office:value-type="string">
            <text:p>08/18 00:00</text:p>
          </table:table-cell>
          <table:table-cell office:value-type="string">
            <text:p>21.55ft</text:p>
          </table:table-cell>
          <table:table-cell office:value-type="string">
            <text:p>116.00cfs</text:p>
          </table:table-cell>
        </table:table-row>
        <table:table-row table:style-name="ro3">
          <table:table-cell office:value-type="string">
            <text:p>08/17 23:00</text:p>
          </table:table-cell>
          <table:table-cell office:value-type="string">
            <text:p>21.67ft</text:p>
          </table:table-cell>
          <table:table-cell office:value-type="string">
            <text:p>137.00cfs</text:p>
          </table:table-cell>
        </table:table-row>
        <table:table-row table:style-name="ro3">
          <table:table-cell office:value-type="string">
            <text:p>08/17 22:00</text:p>
          </table:table-cell>
          <table:table-cell office:value-type="string">
            <text:p>21.75ft</text:p>
          </table:table-cell>
          <table:table-cell office:value-type="string">
            <text:p>153.00cfs</text:p>
          </table:table-cell>
        </table:table-row>
        <table:table-row table:style-name="ro3">
          <table:table-cell office:value-type="string">
            <text:p>08/17 21:00</text:p>
          </table:table-cell>
          <table:table-cell office:value-type="string">
            <text:p>21.75ft</text:p>
          </table:table-cell>
          <table:table-cell office:value-type="string">
            <text:p>153.00cfs</text:p>
          </table:table-cell>
        </table:table-row>
        <table:table-row table:style-name="ro3">
          <table:table-cell office:value-type="string">
            <text:p>08/17 20:00</text:p>
          </table:table-cell>
          <table:table-cell office:value-type="string">
            <text:p>21.46ft</text:p>
          </table:table-cell>
          <table:table-cell office:value-type="string">
            <text:p>101.00cfs</text:p>
          </table:table-cell>
        </table:table-row>
        <table:table-row table:style-name="ro3">
          <table:table-cell office:value-type="string">
            <text:p>08/17 19:00</text:p>
          </table:table-cell>
          <table:table-cell office:value-type="string">
            <text:p>21.21ft</text:p>
          </table:table-cell>
          <table:table-cell office:value-type="string">
            <text:p>65.00cfs</text:p>
          </table:table-cell>
        </table:table-row>
        <table:table-row table:style-name="ro3">
          <table:table-cell office:value-type="string">
            <text:p>08/17 18:00</text:p>
          </table:table-cell>
          <table:table-cell office:value-type="string">
            <text:p>21.05ft</text:p>
          </table:table-cell>
          <table:table-cell office:value-type="string">
            <text:p>45.00cfs</text:p>
          </table:table-cell>
        </table:table-row>
        <table:table-row table:style-name="ro3">
          <table:table-cell office:value-type="string">
            <text:p>08/17 17:00</text:p>
          </table:table-cell>
          <table:table-cell office:value-type="string">
            <text:p>20.96ft</text:p>
          </table:table-cell>
          <table:table-cell office:value-type="string">
            <text:p>36.00cfs</text:p>
          </table:table-cell>
        </table:table-row>
        <table:table-row table:style-name="ro3">
          <table:table-cell office:value-type="string">
            <text:p>08/17 16:00</text:p>
          </table:table-cell>
          <table:table-cell office:value-type="string">
            <text:p>20.92ft</text:p>
          </table:table-cell>
          <table:table-cell office:value-type="string">
            <text:p>32.00cfs</text:p>
          </table:table-cell>
        </table:table-row>
        <table:table-row table:style-name="ro3">
          <table:table-cell office:value-type="string">
            <text:p>08/17 15:00</text:p>
          </table:table-cell>
          <table:table-cell office:value-type="string">
            <text:p>20.85ft</text:p>
          </table:table-cell>
          <table:table-cell office:value-type="string">
            <text:p>26.00cfs</text:p>
          </table:table-cell>
        </table:table-row>
        <table:table-row table:style-name="ro3">
          <table:table-cell office:value-type="string">
            <text:p>08/17 14:00</text:p>
          </table:table-cell>
          <table:table-cell office:value-type="string">
            <text:p>20.81ft</text:p>
          </table:table-cell>
          <table:table-cell office:value-type="string">
            <text:p>23.00cfs</text:p>
          </table:table-cell>
        </table:table-row>
        <table:table-row table:style-name="ro3">
          <table:table-cell office:value-type="string">
            <text:p>08/17 13:00</text:p>
          </table:table-cell>
          <table:table-cell office:value-type="string">
            <text:p>20.77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7 12:00</text:p>
          </table:table-cell>
          <table:table-cell office:value-type="string">
            <text:p>20.75ft</text:p>
          </table:table-cell>
          <table:table-cell office:value-type="string">
            <text:p>18.00cfs</text:p>
          </table:table-cell>
        </table:table-row>
        <table:table-row table:style-name="ro3">
          <table:table-cell office:value-type="string">
            <text:p>08/17 11:00</text:p>
          </table:table-cell>
          <table:table-cell office:value-type="string">
            <text:p>20.72ft</text:p>
          </table:table-cell>
          <table:table-cell office:value-type="string">
            <text:p>16.00cfs</text:p>
          </table:table-cell>
        </table:table-row>
        <table:table-row table:style-name="ro3">
          <table:table-cell office:value-type="string">
            <text:p>08/17 10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7 09:00</text:p>
          </table:table-cell>
          <table:table-cell office:value-type="string">
            <text:p>20.69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7 08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7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6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5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4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3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2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7 01:00</text:p>
          </table:table-cell>
          <table:table-cell office:value-type="string">
            <text:p>20.66ft</text:p>
          </table:table-cell>
          <table:table-cell office:value-type="string">
            <text:p>12.00cfs</text:p>
          </table:table-cell>
        </table:table-row>
        <table:table-row table:style-name="ro3">
          <table:table-cell office:value-type="string">
            <text:p>08/17 00:00</text:p>
          </table:table-cell>
          <table:table-cell office:value-type="string">
            <text:p>20.66ft</text:p>
          </table:table-cell>
          <table:table-cell office:value-type="string">
            <text:p>12.00cfs</text:p>
          </table:table-cell>
        </table:table-row>
        <table:table-row table:style-name="ro3">
          <table:table-cell office:value-type="string">
            <text:p>08/16 23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22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21:00</text:p>
          </table:table-cell>
          <table:table-cell office:value-type="string">
            <text:p>20.66ft</text:p>
          </table:table-cell>
          <table:table-cell office:value-type="string">
            <text:p>12.00cfs</text:p>
          </table:table-cell>
        </table:table-row>
        <table:table-row table:style-name="ro3">
          <table:table-cell office:value-type="string">
            <text:p>08/16 20:00</text:p>
          </table:table-cell>
          <table:table-cell office:value-type="string">
            <text:p>20.66ft</text:p>
          </table:table-cell>
          <table:table-cell office:value-type="string">
            <text:p>12.00cfs</text:p>
          </table:table-cell>
        </table:table-row>
        <table:table-row table:style-name="ro3">
          <table:table-cell office:value-type="string">
            <text:p>08/16 19:00</text:p>
          </table:table-cell>
          <table:table-cell office:value-type="string">
            <text:p>20.67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8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7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6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5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4:00</text:p>
          </table:table-cell>
          <table:table-cell office:value-type="string">
            <text:p>20.68ft</text:p>
          </table:table-cell>
          <table:table-cell office:value-type="string">
            <text:p>13.00cfs</text:p>
          </table:table-cell>
        </table:table-row>
        <table:table-row table:style-name="ro3">
          <table:table-cell office:value-type="string">
            <text:p>08/16 13:00</text:p>
          </table:table-cell>
          <table:table-cell office:value-type="string">
            <text:p>20.69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12:00</text:p>
          </table:table-cell>
          <table:table-cell office:value-type="string">
            <text:p>20.69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11:00</text:p>
          </table:table-cell>
          <table:table-cell office:value-type="string">
            <text:p>20.69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10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9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8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7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6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6 05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4:00</text:p>
          </table:table-cell>
          <table:table-cell office:value-type="string">
            <text:p>20.70ft</text:p>
          </table:table-cell>
          <table:table-cell office:value-type="string">
            <text:p>14.00cfs</text:p>
          </table:table-cell>
        </table:table-row>
        <table:table-row table:style-name="ro3">
          <table:table-cell office:value-type="string">
            <text:p>08/16 03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6 02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6 01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6 00:00</text:p>
          </table:table-cell>
          <table:table-cell office:value-type="string">
            <text:p>20.72ft</text:p>
          </table:table-cell>
          <table:table-cell office:value-type="string">
            <text:p>16.00cfs</text:p>
          </table:table-cell>
        </table:table-row>
        <table:table-row table:style-name="ro3">
          <table:table-cell office:value-type="string">
            <text:p>08/15 23:00</text:p>
          </table:table-cell>
          <table:table-cell office:value-type="string">
            <text:p>20.71ft</text:p>
          </table:table-cell>
          <table:table-cell office:value-type="string">
            <text:p>15.00cfs</text:p>
          </table:table-cell>
        </table:table-row>
        <table:table-row table:style-name="ro3">
          <table:table-cell office:value-type="string">
            <text:p>08/15 22:00</text:p>
          </table:table-cell>
          <table:table-cell office:value-type="string">
            <text:p>20.72ft</text:p>
          </table:table-cell>
          <table:table-cell office:value-type="string">
            <text:p>16.00cfs</text:p>
          </table:table-cell>
        </table:table-row>
        <table:table-row table:style-name="ro3">
          <table:table-cell office:value-type="string">
            <text:p>08/15 21:00</text:p>
          </table:table-cell>
          <table:table-cell office:value-type="string">
            <text:p>20.72ft</text:p>
          </table:table-cell>
          <table:table-cell office:value-type="string">
            <text:p>16.00cfs</text:p>
          </table:table-cell>
        </table:table-row>
        <table:table-row table:style-name="ro3">
          <table:table-cell office:value-type="string">
            <text:p>08/15 20:00</text:p>
          </table:table-cell>
          <table:table-cell office:value-type="string">
            <text:p>20.73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9:00</text:p>
          </table:table-cell>
          <table:table-cell office:value-type="string">
            <text:p>20.73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8:00</text:p>
          </table:table-cell>
          <table:table-cell office:value-type="string">
            <text:p>20.73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7:00</text:p>
          </table:table-cell>
          <table:table-cell office:value-type="string">
            <text:p>20.74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6:00</text:p>
          </table:table-cell>
          <table:table-cell office:value-type="string">
            <text:p>20.73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5:00</text:p>
          </table:table-cell>
          <table:table-cell office:value-type="string">
            <text:p>20.74ft</text:p>
          </table:table-cell>
          <table:table-cell office:value-type="string">
            <text:p>17.00cfs</text:p>
          </table:table-cell>
        </table:table-row>
        <table:table-row table:style-name="ro3">
          <table:table-cell office:value-type="string">
            <text:p>08/15 14:00</text:p>
          </table:table-cell>
          <table:table-cell office:value-type="string">
            <text:p>20.75ft</text:p>
          </table:table-cell>
          <table:table-cell office:value-type="string">
            <text:p>18.00cfs</text:p>
          </table:table-cell>
        </table:table-row>
        <table:table-row table:style-name="ro3">
          <table:table-cell office:value-type="string">
            <text:p>08/15 13:00</text:p>
          </table:table-cell>
          <table:table-cell office:value-type="string">
            <text:p>20.75ft</text:p>
          </table:table-cell>
          <table:table-cell office:value-type="string">
            <text:p>18.00cfs</text:p>
          </table:table-cell>
        </table:table-row>
        <table:table-row table:style-name="ro3">
          <table:table-cell office:value-type="string">
            <text:p>08/15 12:00</text:p>
          </table:table-cell>
          <table:table-cell office:value-type="string">
            <text:p>20.75ft</text:p>
          </table:table-cell>
          <table:table-cell office:value-type="string">
            <text:p>18.00cfs</text:p>
          </table:table-cell>
        </table:table-row>
        <table:table-row table:style-name="ro3">
          <table:table-cell office:value-type="string">
            <text:p>08/15 11:00</text:p>
          </table:table-cell>
          <table:table-cell office:value-type="string">
            <text:p>20.76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5 10:00</text:p>
          </table:table-cell>
          <table:table-cell office:value-type="string">
            <text:p>20.76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5 09:00</text:p>
          </table:table-cell>
          <table:table-cell office:value-type="string">
            <text:p>20.76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5 08:00</text:p>
          </table:table-cell>
          <table:table-cell office:value-type="string">
            <text:p>20.77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5 07:00</text:p>
          </table:table-cell>
          <table:table-cell office:value-type="string">
            <text:p>20.77ft</text:p>
          </table:table-cell>
          <table:table-cell office:value-type="string">
            <text:p>19.00cfs</text:p>
          </table:table-cell>
        </table:table-row>
        <table:table-row table:style-name="ro3">
          <table:table-cell office:value-type="string">
            <text:p>08/15 06:00</text:p>
          </table:table-cell>
          <table:table-cell office:value-type="string">
            <text:p>20.78ft</text:p>
          </table:table-cell>
          <table:table-cell office:value-type="string">
            <text:p>20.00cfs</text:p>
          </table:table-cell>
        </table:table-row>
        <table:table-row table:style-name="ro3">
          <table:table-cell office:value-type="string">
            <text:p>08/15 05:00</text:p>
          </table:table-cell>
          <table:table-cell office:value-type="string">
            <text:p>20.78ft</text:p>
          </table:table-cell>
          <table:table-cell office:value-type="string">
            <text:p>20.00cfs</text:p>
          </table:table-cell>
        </table:table-row>
        <table:table-row table:style-name="ro3">
          <table:table-cell office:value-type="string">
            <text:p>08/15 04:00</text:p>
          </table:table-cell>
          <table:table-cell office:value-type="string">
            <text:p>20.78ft</text:p>
          </table:table-cell>
          <table:table-cell office:value-type="string">
            <text:p>20.00cfs</text:p>
          </table:table-cell>
        </table:table-row>
        <table:table-row table:style-name="ro3">
          <table:table-cell office:value-type="string">
            <text:p>08/15 03:00</text:p>
          </table:table-cell>
          <table:table-cell office:value-type="string">
            <text:p>20.79ft</text:p>
          </table:table-cell>
          <table:table-cell office:value-type="string">
            <text:p>21.00cfs</text:p>
          </table:table-cell>
        </table:table-row>
        <table:table-row table:style-name="ro3">
          <table:table-cell office:value-type="string">
            <text:p>08/15 02:00</text:p>
          </table:table-cell>
          <table:table-cell office:value-type="string">
            <text:p>20.80ft</text:p>
          </table:table-cell>
          <table:table-cell office:value-type="string">
            <text:p>22.00cfs</text:p>
          </table:table-cell>
        </table:table-row>
        <table:table-row table:style-name="ro3">
          <table:table-cell office:value-type="string">
            <text:p>08/15 01:00</text:p>
          </table:table-cell>
          <table:table-cell office:value-type="string">
            <text:p>20.80ft</text:p>
          </table:table-cell>
          <table:table-cell office:value-type="string">
            <text:p>22.00cfs</text:p>
          </table:table-cell>
        </table:table-row>
        <table:table-row table:style-name="ro3">
          <table:table-cell office:value-type="string">
            <text:p>08/15 00:00</text:p>
          </table:table-cell>
          <table:table-cell office:value-type="string">
            <text:p>20.80ft</text:p>
          </table:table-cell>
          <table:table-cell office:value-type="string">
            <text:p>22.00cfs</text:p>
          </table:table-cell>
        </table:table-row>
        <table:table-row table:style-name="ro3">
          <table:table-cell office:value-type="string">
            <text:p>08/14 23:00</text:p>
          </table:table-cell>
          <table:table-cell office:value-type="string">
            <text:p>20.80ft</text:p>
          </table:table-cell>
          <table:table-cell office:value-type="string">
            <text:p>22.00cfs</text:p>
          </table:table-cell>
        </table:table-row>
        <table:table-row table:style-name="ro3">
          <table:table-cell office:value-type="string">
            <text:p>08/14 22:00</text:p>
          </table:table-cell>
          <table:table-cell office:value-type="string">
            <text:p>20.81ft</text:p>
          </table:table-cell>
          <table:table-cell office:value-type="string">
            <text:p>23.00cfs</text:p>
          </table:table-cell>
        </table:table-row>
        <table:table-row table:style-name="ro3">
          <table:table-cell office:value-type="string">
            <text:p>08/14 21:00</text:p>
          </table:table-cell>
          <table:table-cell office:value-type="string">
            <text:p>20.81ft</text:p>
          </table:table-cell>
          <table:table-cell office:value-type="string">
            <text:p>23.00cfs</text:p>
          </table:table-cell>
        </table:table-row>
        <table:table-row table:style-name="ro3">
          <table:table-cell office:value-type="string">
            <text:p>08/14 20:00</text:p>
          </table:table-cell>
          <table:table-cell office:value-type="string">
            <text:p>20.82ft</text:p>
          </table:table-cell>
          <table:table-cell office:value-type="string">
            <text:p>23.00cfs</text:p>
          </table:table-cell>
        </table:table-row>
        <table:table-row table:style-name="ro3">
          <table:table-cell office:value-type="string">
            <text:p>08/14 19:00</text:p>
          </table:table-cell>
          <table:table-cell office:value-type="string">
            <text:p>20.82ft</text:p>
          </table:table-cell>
          <table:table-cell office:value-type="string">
            <text:p>23.00cfs</text:p>
          </table:table-cell>
        </table:table-row>
        <table:table-row table:style-name="ro3">
          <table:table-cell office:value-type="string">
            <text:p>08/14 18:00</text:p>
          </table:table-cell>
          <table:table-cell office:value-type="string">
            <text:p>20.83ft</text:p>
          </table:table-cell>
          <table:table-cell office:value-type="string">
            <text:p>24.00cfs</text:p>
          </table:table-cell>
        </table:table-row>
        <table:table-row table:style-name="ro3">
          <table:table-cell office:value-type="string">
            <text:p>08/14 17:00</text:p>
          </table:table-cell>
          <table:table-cell office:value-type="string">
            <text:p>20.83ft</text:p>
          </table:table-cell>
          <table:table-cell office:value-type="string">
            <text:p>24.00cfs</text:p>
          </table:table-cell>
        </table:table-row>
        <table:table-row table:style-name="ro3">
          <table:table-cell office:value-type="string">
            <text:p>08/14 16:00</text:p>
          </table:table-cell>
          <table:table-cell office:value-type="string">
            <text:p>20.84ft</text:p>
          </table:table-cell>
          <table:table-cell office:value-type="string">
            <text:p>25.00cfs</text:p>
          </table:table-cell>
        </table:table-row>
        <table:table-row table:style-name="ro3">
          <table:table-cell office:value-type="string">
            <text:p>08/14 15:00</text:p>
          </table:table-cell>
          <table:table-cell office:value-type="string">
            <text:p>20.85ft</text:p>
          </table:table-cell>
          <table:table-cell office:value-type="string">
            <text:p>26.00cfs</text:p>
          </table:table-cell>
        </table:table-row>
        <table:table-row table:style-name="ro3">
          <table:table-cell office:value-type="string">
            <text:p>08/14 14:00</text:p>
          </table:table-cell>
          <table:table-cell office:value-type="string">
            <text:p>20.86ft</text:p>
          </table:table-cell>
          <table:table-cell office:value-type="string">
            <text:p>27.00cfs</text:p>
          </table:table-cell>
        </table:table-row>
        <table:table-row table:style-name="ro3">
          <table:table-cell office:value-type="string">
            <text:p>08/14 13:00</text:p>
          </table:table-cell>
          <table:table-cell office:value-type="string">
            <text:p>20.86ft</text:p>
          </table:table-cell>
          <table:table-cell office:value-type="string">
            <text:p>27.00cfs</text:p>
          </table:table-cell>
        </table:table-row>
        <table:table-row table:style-name="ro3">
          <table:table-cell office:value-type="string">
            <text:p>08/14 12:00</text:p>
          </table:table-cell>
          <table:table-cell office:value-type="string">
            <text:p>20.87ft</text:p>
          </table:table-cell>
          <table:table-cell office:value-type="string">
            <text:p>28.00cfs</text:p>
          </table:table-cell>
        </table:table-row>
        <table:table-row table:style-name="ro3">
          <table:table-cell office:value-type="string">
            <text:p>08/14 11:00</text:p>
          </table:table-cell>
          <table:table-cell office:value-type="string">
            <text:p>20.88ft</text:p>
          </table:table-cell>
          <table:table-cell office:value-type="string">
            <text:p>28.00cfs</text:p>
          </table:table-cell>
        </table:table-row>
        <table:table-row table:style-name="ro3">
          <table:table-cell office:value-type="string">
            <text:p>08/14 10:00</text:p>
          </table:table-cell>
          <table:table-cell office:value-type="string">
            <text:p>20.88ft</text:p>
          </table:table-cell>
          <table:table-cell office:value-type="string">
            <text:p>28.00cfs</text:p>
          </table:table-cell>
        </table:table-row>
        <table:table-row table:style-name="ro3">
          <table:table-cell office:value-type="string">
            <text:p>08/14 09:00</text:p>
          </table:table-cell>
          <table:table-cell office:value-type="string">
            <text:p>20.89ft</text:p>
          </table:table-cell>
          <table:table-cell office:value-type="string">
            <text:p>29.00cfs</text:p>
          </table:table-cell>
        </table:table-row>
        <table:table-row table:style-name="ro3">
          <table:table-cell office:value-type="string">
            <text:p>08/14 08:00</text:p>
          </table:table-cell>
          <table:table-cell office:value-type="string">
            <text:p>20.90ft</text:p>
          </table:table-cell>
          <table:table-cell office:value-type="string">
            <text:p>30.00cfs</text:p>
          </table:table-cell>
        </table:table-row>
        <table:table-row table:style-name="ro3">
          <table:table-cell office:value-type="string">
            <text:p>08/14 07:00</text:p>
          </table:table-cell>
          <table:table-cell office:value-type="string">
            <text:p>20.90ft</text:p>
          </table:table-cell>
          <table:table-cell office:value-type="string">
            <text:p>30.00cf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5-08-21T06:57:10</meta:creation-date>
    <dc:date>2015-08-21T06:57:41</dc:date>
    <dc:creator>Eric </dc:creator>
    <meta:editing-duration>P0D</meta:editing-duration>
    <meta:editing-cycles>1</meta:editing-cycles>
    <meta:document-statistic meta:table-count="3" meta:cell-count="510" meta:object-count="0"/>
    <meta:generator>LibreOffice/3.5$Linux_X86_64 LibreOffice_project/350m1$Build-2</meta:generator>
  </office:meta>
</office:document-meta>
</file>